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54cm" fo:min-width="2.90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96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963cm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29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513cm"/>
      <style:paragraph-properties style:writing-mode="lr-tb"/>
    </style:style>
    <style:style style:name="gr9" style:family="graphic" style:parent-style-name="standard">
      <style:graphic-properties svg:stroke-width="0.081cm" svg:stroke-color="#00a933" draw:marker-start-width="0.321cm" draw:marker-end-width="0.321cm" draw:fill="solid" draw:fill-color="#729fcf" draw:opacity="0%" draw:opacity-name="" draw:textarea-horizontal-align="justify" draw:textarea-vertical-align="middle" draw:auto-grow-height="false" fo:min-height="4.05cm" fo:min-width="17.2cm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ouble_20_Dash"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0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3.063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.5cm" svg:height="1cm" svg:x="2cm" svg:y="2cm">
          <text:p text:style-name="P1"><text:span text:style-name="T1">Wersja roboc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75cm" svg:y1="2.999cm" svg:x2="3.7cm" svg:y2="12.1cm">
          <text:p/>
        </draw:line>
        <draw:custom-shape draw:style-name="gr1" draw:text-style-name="P2" draw:layer="layout" svg:width="3.5cm" svg:height="1cm" svg:x="7.134cm" svg:y="2cm">
          <text:p text:style-name="P4"><text:span text:style-name="T2">Magazy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892cm" svg:y1="2.998cm" svg:x2="8.892cm" svg:y2="12cm">
          <text:p/>
        </draw:line>
        <draw:custom-shape draw:style-name="gr1" draw:text-style-name="P2" draw:layer="layout" svg:width="3.5cm" svg:height="1cm" svg:x="12.3cm" svg:y="2cm">
          <text:p text:style-name="P1"><text:span text:style-name="T1">Repozytorium </text:span></text:p>
          <text:p text:style-name="P1"><text:span text:style-name="T1">lokal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05cm" svg:y1="3cm" svg:x2="14.1cm" svg:y2="12cm">
          <text:p/>
        </draw:line>
        <draw:custom-shape draw:style-name="gr1" draw:text-style-name="P6" draw:layer="layout" svg:width="3.5cm" svg:height="1cm" svg:x="17.4cm" svg:y="2cm">
          <text:p text:style-name="P5"><text:span text:style-name="T1">Repozytorium </text:span></text:p>
          <text:p text:style-name="P5"><text:span text:style-name="T1">Zdal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9.175cm" svg:y1="3cm" svg:x2="19.175cm" svg:y2="12cm">
          <text:p/>
        </draw:line>
        <draw:custom-shape draw:style-name="gr3" draw:text-style-name="P8" draw:layer="layout" svg:width="5.1cm" svg:height="1.2cm" svg:x="3.8cm" svg:y="3.9cm">
          <text:p text:style-name="P7"><text:span text:style-name="T3">Dodanie plików (add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5.1cm" svg:height="2.4cm" svg:x="8.9cm" svg:y="5.1cm">
          <text:p text:style-name="P7"><text:span text:style-name="T3">Zatwierdzenie zmian </text:span></text:p>
          <text:p text:style-name="P7"><text:span text:style-name="T3">(commit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3" draw:layer="layout" svg:x1="16.65cm" svg:y1="1cm" svg:x2="16.65cm" svg:y2="12.2cm">
          <text:p/>
        </draw:line>
        <draw:frame draw:style-name="gr6" draw:text-style-name="P10" draw:layer="layout" svg:width="4.765cm" svg:height="0.683cm" svg:x="6.1cm" svg:y="1.117cm">
          <draw:text-box>
            <text:p text:style-name="P9"><text:span text:style-name="T1">Komputer użytkownika</text:span></text:p>
          </draw:text-box>
        </draw:frame>
        <draw:frame draw:style-name="gr7" draw:text-style-name="P12" draw:layer="layout" svg:width="5cm" svg:height="1.547cm" svg:x="17cm" svg:y="1cm">
          <draw:text-box>
            <text:p text:style-name="P11"><text:span text:style-name="T1">Serwer Kontroli wersji</text:span></text:p>
          </draw:text-box>
        </draw:frame>
        <draw:custom-shape draw:style-name="gr8" draw:text-style-name="P8" draw:layer="layout" svg:width="10.3cm" svg:height="1.2cm" svg:x="3.8cm" svg:y="10.5cm">
          <text:p text:style-name="P7"><text:span text:style-name="T3">git merge </text:span></text:p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17.7cm" svg:height="4.3cm" svg:x="3cm" svg:y="8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cm" svg:y1="10.049cm" svg:x2="20.7cm" svg:y2="10.05cm">
          <text:p/>
        </draw:line>
        <draw:custom-shape draw:style-name="gr11" draw:text-style-name="P8" draw:layer="layout" svg:width="5.2cm" svg:height="1.2cm" svg:x="14.1cm" svg:y="6.5cm">
          <text:p text:style-name="P7"><text:span text:style-name="T3">git 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15.5cm" svg:height="1.2cm" svg:x="3.7cm" svg:y="8.4cm">
          <text:p text:style-name="P7"><text:span text:style-name="T3">git pull</text:span></text:p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8" draw:layer="layout" svg:width="5.1cm" svg:height="1.2cm" svg:x="14cm" svg:y="10.5cm">
          <text:p text:style-name="P7"><text:span text:style-name="T3">git fetch </text:span></text:p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6T01:59:27.403000000</meta:creation-date>
    <dc:date>2020-05-06T02:47:34.846000000</dc:date>
    <meta:editing-duration>PT14M39S</meta:editing-duration>
    <meta:editing-cycles>2</meta:editing-cycles>
    <meta:generator>LibreOffice/6.4.2.2$Windows_X86_64 LibreOffice_project/4e471d8c02c9c90f512f7f9ead8875b57fcb1ec3</meta:generator>
    <meta:document-statistic meta:object-count="19"/>
  </office:meta>
</office:document-meta>
</file>